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ICOLA VIRGEN DEL CISNE S.A.C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481124981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243481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AGALY LOZAD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01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9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9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ECONOFLETE</text:p>
          </table:table-cell>
          <table:table-cell table:style-name="Tabla3.A2" office:value-type="string">
            <text:p text:style-name="P21">ROLLOS DE CINTAS ENGOMADAS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9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1T15:54:3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